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officeooo:paragraph-rsid="0123e582"/>
    </style:style>
    <style:style style:name="P2" style:family="paragraph" style:parent-style-name="Footer">
      <style:paragraph-properties fo:text-align="end" style:justify-single-word="false"/>
      <style:text-properties fo:font-size="9pt" officeooo:rsid="006891f7" officeooo:paragraph-rsid="006891f7" style:font-size-asian="9pt" style:font-size-complex="9pt"/>
    </style:style>
    <style:style style:name="P3" style:family="paragraph" style:parent-style-name="Text_20_body">
      <style:text-properties officeooo:rsid="012ad0ce" officeooo:paragraph-rsid="012ad0ce"/>
    </style:style>
    <style:style style:name="P4" style:family="paragraph" style:parent-style-name="Text_20_body">
      <style:text-properties officeooo:rsid="012b1766" officeooo:paragraph-rsid="012b1766"/>
    </style:style>
    <style:style style:name="P5" style:family="paragraph" style:parent-style-name="Text_20_body">
      <style:text-properties officeooo:paragraph-rsid="012b1766"/>
    </style:style>
    <style:style style:name="P6" style:family="paragraph" style:parent-style-name="Text_20_body">
      <style:text-properties officeooo:rsid="012cdf00" officeooo:paragraph-rsid="012cdf00"/>
    </style:style>
    <style:style style:name="P7" style:family="paragraph" style:parent-style-name="Title">
      <style:paragraph-properties fo:text-align="start" style:justify-single-word="false"/>
      <style:text-properties officeooo:paragraph-rsid="0125deb4"/>
    </style:style>
    <style:style style:name="P8" style:family="paragraph" style:parent-style-name="Title">
      <style:text-properties officeooo:rsid="012b1766" officeooo:paragraph-rsid="012b1766"/>
    </style:style>
    <style:style style:name="P9" style:family="paragraph" style:parent-style-name="Heading_20_1">
      <style:text-properties officeooo:rsid="012ad0ce" officeooo:paragraph-rsid="012ad0ce"/>
    </style:style>
    <style:style style:name="P10" style:family="paragraph" style:parent-style-name="Heading_20_1">
      <style:text-properties officeooo:rsid="012b1766" officeooo:paragraph-rsid="012b1766"/>
    </style:style>
    <style:style style:name="P11" style:family="paragraph" style:parent-style-name="Heading_20_1">
      <style:text-properties officeooo:rsid="012cdf00" officeooo:paragraph-rsid="012cdf00"/>
    </style:style>
    <style:style style:name="T1" style:family="text">
      <style:text-properties fo:font-size="10pt" fo:font-weight="bold" officeooo:rsid="0123e582" fo:background-color="#ffff00" loext:char-shading-value="0" style:font-size-asian="10pt" style:font-weight-asian="bold" style:font-size-complex="10pt" style:font-weight-complex="bold"/>
    </style:style>
    <style:style style:name="T2" style:family="text">
      <style:text-properties fo:font-size="10pt" fo:font-weight="bold" officeooo:rsid="01294b97" fo:background-color="#ffff00" loext:char-shading-value="0" style:font-size-asian="10pt" style:font-weight-asian="bold" style:font-size-complex="10pt" style:font-weight-complex="bold"/>
    </style:style>
    <style:style style:name="T3" style:family="text">
      <style:text-properties fo:font-size="10pt" fo:font-weight="bold" officeooo:rsid="0123e582" style:font-size-asian="10pt" style:font-weight-asian="bold" style:font-size-complex="10pt" style:font-weight-complex="bold"/>
    </style:style>
    <style:style style:name="T4" style:family="text">
      <style:text-properties fo:font-size="10pt" fo:font-weight="bold" officeooo:rsid="0125deb4" style:font-size-asian="10pt" style:font-weight-asian="bold" style:font-size-complex="10pt" style:font-weight-complex="bold"/>
    </style:style>
    <style:style style:name="T5" style:family="text">
      <style:text-properties fo:font-size="10pt" fo:font-weight="bold" officeooo:rsid="012df10b" style:font-size-asian="10pt" style:font-weight-asian="bold" style:font-size-complex="10pt" style:font-weight-complex="bold"/>
    </style:style>
    <style:style style:name="T6" style:family="text">
      <style:text-properties style:font-name="Times New Roman" fo:font-size="11pt" officeooo:rsid="012b1766" style:font-size-asian="10.5pt"/>
    </style:style>
    <style:style style:name="T7" style:family="text">
      <style:text-properties fo:color="#c5000b" style:font-name="Liberation Sans" fo:font-size="16pt" fo:text-shadow="1pt 1pt" fo:font-weight="bold" officeooo:rsid="0125deb4" style:font-name-asian="Droid Sans Fallback" style:font-size-asian="28pt" style:font-weight-asian="bold" style:font-name-complex="FreeSans" style:font-size-complex="28pt" style:font-weight-complex="600"/>
    </style:style>
    <style:style style:name="T8" style:family="text">
      <style:text-properties fo:color="#c5000b" style:font-name="Liberation Sans" fo:font-size="16pt" fo:text-shadow="1pt 1pt" fo:font-weight="bold" officeooo:rsid="0123e582" style:font-name-asian="Droid Sans Fallback" style:font-size-asian="28pt" style:font-weight-asian="bold" style:font-name-complex="FreeSans" style:font-size-complex="28pt" style:font-weight-complex="600"/>
    </style:style>
    <style:style style:name="T9" style:family="text">
      <style:text-properties fo:color="#c5000b" style:font-name="Liberation Sans" fo:font-size="16pt" fo:text-shadow="1pt 1pt" fo:font-weight="bold" officeooo:rsid="012ad0ce" style:font-name-asian="Droid Sans Fallback" style:font-size-asian="28pt" style:font-weight-asian="bold" style:font-name-complex="FreeSans" style:font-size-complex="28pt" style:font-weight-complex="600"/>
    </style:style>
    <style:style style:name="T10" style:family="text">
      <style:text-properties officeooo:rsid="012b1766"/>
    </style:style>
    <style:style style:name="T11" style:family="text">
      <style:text-properties officeooo:rsid="012df10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7">Aufgabe 1: </text:span><text:span text:style-name="T8">G</text:span><text:span text:style-name="T9">rundlagen verteilter Systeme</text:span></text:p>
      <text:h text:style-name="P9" text:outline-level="1">a) Strategien für den Umgang mit Fehlern</text:h>
      <text:p text:style-name="P4">Ihre Antwort hier</text:p>
      <text:h text:style-name="Heading_20_1" text:outline-level="1">b) Bewertung der Transparenz einer selbst gewählten Anwendung</text:h>
      <text:p text:style-name="P3">Ihre Antwort hier</text:p>
      <text:h text:style-name="P9" text:outline-level="1">c) Das CAP-Theorem verteilter Anwendungen</text:h>
      <text:p text:style-name="P3">Ihre Antwort hier</text:p>
      <text:h text:style-name="P9" text:outline-level="1">d) Begriffe „Logische Uhr“ und „Lamport Uhr“</text:h>
      <text:p text:style-name="P3">Ihre Antwort hier</text:p>
      <text:p text:style-name="P8">Aufgabe 2: Entwicklung von REST-Webservices</text:p>
      <text:h text:style-name="P10" text:outline-level="1">a) Grundprinzipien eines REST-Webservices</text:h>
      <text:p text:style-name="P4">Ihre Antwort hier</text:p>
      <text:h text:style-name="P10" text:outline-level="1">b) Entwurf eines HATEOAS-fähigen REST-Webservices</text:h>
      <text:p text:style-name="P4">Ihre Antwort hier</text:p>
      <text:h text:style-name="P10" text:outline-level="1">c) Implementierung in Java mit Spring</text:h>
      <text:p text:style-name="P5"><text:span text:style-name="T10">Quellcode bitte im Unterverzeichnis „</text:span><text:span text:style-name="T6">Aufgabe 2c</text:span><text:span text:style-name="T10">“ ablegen.</text:span></text:p>
      <text:h text:style-name="P10" text:outline-level="1">d) Aufruf des zuvor entwickelten Webservices</text:h>
      <text:p text:style-name="P5"><text:span text:style-name="T10">Quellcode bitte im Unterverzeichnis „</text:span><text:span text:style-name="T6">Aufgabe 2d</text:span><text:span text:style-name="T10">“ ablegen</text:span></text:p>
      <text:p text:style-name="P8">Aufgabe 3: Cloudbasierte Microservices</text:p>
      <text:h text:style-name="P11" text:outline-level="1">a) Besonderheiten von 12-Faktor-Apps</text:h>
      <text:p text:style-name="P6">Ihre Antwort hier</text:p>
      <text:h text:style-name="P11" text:outline-level="1">b) Fragen zum CircuitBreaker-Pattern</text:h>
      <text:p text:style-name="P6">Ihre Antwort hier</text:p>
      <text:h text:style-name="P11" text:outline-level="1">c) Aufgaben eines Reverse Proxy als Gateway-Server</text:h>
      <text:p text:style-name="P6">Ihre Antwort hier</text:p>
      <text:h text:style-name="P11" text:outline-level="1"><text:soft-page-break/>d) Technische Microservices typischer Anwendungen</text:h>
      <text:p text:style-name="P6">Ihre Antwort hier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no-limit" style:page-number="auto" style:writing-mode="page"/>
      <style:text-properties style:font-size-asian="10.5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99cm" loext:contextual-spacing="false" fo:line-height="115%" fo:text-align="justify" style:justify-single-word="false" fo:hyphenation-ladder-count="no-limit" style:page-number="auto" style:writing-mode="page"/>
      <style:text-properties style:font-name="Times New Roman" fo:font-family="'Times New Roman'" style:font-style-name="Regular" style:font-family-generic="roman" style:font-pitch="variable" fo:font-size="11pt" style:font-size-asian="10.5pt" fo:hyphenate="true" fo:hyphenation-remain-char-count="2" fo:hyphenation-push-char-count="2"/>
    </style:style>
    <style:style style:name="List" style:family="paragraph" style:parent-style-name="Text_20_body" style:class="list" style:master-page-name="">
      <style:paragraph-properties fo:margin-top="0cm" fo:margin-bottom="0.101cm" loext:contextual-spacing="false" style:page-number="auto" style:writing-mode="page"/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 style:writing-mode="page"/>
      <style:text-properties fo:font-size="12pt" fo:font-weight="bold" style:font-size-asian="130%" style:font-weight-asian="bold" style:font-size-complex="130%" style:font-weight-complex="600"/>
    </style:style>
    <style:style style:name="Title" style:family="paragraph" style:parent-style-name="Heading" style:next-style-name="Text_20_body" style:class="chapter">
      <style:paragraph-properties fo:text-align="start" style:justify-single-word="false" style:writing-mode="page"/>
      <style:text-properties fo:color="#c5000b" fo:font-size="16pt" fo:text-shadow="1pt 1pt" fo:font-weight="bold" style:font-size-asian="28pt" style:font-weight-asian="bold" style:font-size-complex="28pt" style:font-weight-complex="600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5cm" fo:margin-bottom="0.21cm" loext:contextual-spacing="false" style:page-number="auto" style:writing-mode="page"/>
      <style:text-properties fo:font-size="10pt" fo:font-style="normal" style:text-underline-style="none" fo:font-weight="normal" style:font-size-asian="115%" style:font-weight-asian="bold" style:font-size-complex="115%" style:font-weight-complex="60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officeooo:paragraph-rsid="0123e582"/>
    </style:style>
    <style:style style:name="MP2" style:family="paragraph" style:parent-style-name="Footer">
      <style:paragraph-properties fo:text-align="end" style:justify-single-word="false"/>
      <style:text-properties fo:font-size="9pt" officeooo:rsid="006891f7" officeooo:paragraph-rsid="006891f7" style:font-size-asian="9pt" style:font-size-complex="9pt"/>
    </style:style>
    <style:style style:name="MT1" style:family="text">
      <style:text-properties fo:font-size="10pt" fo:font-weight="bold" officeooo:rsid="0123e582" fo:background-color="#ffff00" loext:char-shading-value="0" style:font-size-asian="10pt" style:font-weight-asian="bold" style:font-size-complex="10pt" style:font-weight-complex="bold"/>
    </style:style>
    <style:style style:name="MT2" style:family="text">
      <style:text-properties fo:font-size="10pt" fo:font-weight="bold" officeooo:rsid="01294b97" fo:background-color="#ffff00" loext:char-shading-value="0" style:font-size-asian="10pt" style:font-weight-asian="bold" style:font-size-complex="10pt" style:font-weight-complex="bold"/>
    </style:style>
    <style:style style:name="MT3" style:family="text">
      <style:text-properties fo:font-size="10pt" fo:font-weight="bold" officeooo:rsid="0123e582" style:font-size-asian="10pt" style:font-weight-asian="bold" style:font-size-complex="10pt" style:font-weight-complex="bold"/>
    </style:style>
    <style:style style:name="MT4" style:family="text">
      <style:text-properties fo:font-size="10pt" fo:font-weight="bold" officeooo:rsid="012df10b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0.77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2.014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WWI</text:span><text:span text:style-name="MT2">18</text:span><text:span text:style-name="MT1">Bx</text:span><text:span text:style-name="MT3"> – Verteilte Systeme<text:tab/></text:span><text:span text:style-name="MT1">Nachname, Vorname</text:span><text:span text:style-name="MT3"><text:tab/>V</text:span><text:span text:style-name="MT4">orlesungsinhalte</text:span></text:p>
      </style:header>
      <style:footer>
        <text:p text:style-name="MP2">Seite <text:page-number text:select-page="current">2</text:page-number><text:s/>von 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Dennis Schulmeister</meta:initial-creator>
    <meta:creation-date>2016-10-17T00:04:25.755310418</meta:creation-date>
    <dc:date>2020-03-18T23:33:21.391132729</dc:date>
    <dc:creator>Dennis Schulmeister-Zimolong</dc:creator>
    <meta:editing-duration>PT9H34M44S</meta:editing-duration>
    <meta:editing-cycles>275</meta:editing-cycles>
    <meta:generator>LibreOffice/6.3.5.2$Linux_X86_64 LibreOffice_project/30$Build-2</meta:generator>
    <meta:document-statistic meta:table-count="0" meta:image-count="0" meta:object-count="0" meta:page-count="2" meta:paragraph-count="29" meta:word-count="136" meta:character-count="1008" meta:non-whitespace-character-count="900"/>
  </office:meta>
</office:document-meta>
</file>